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6.789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1.804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1.452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3.521cm"/>
    </style:style>
    <style:style style:name="co21" style:family="table-column">
      <style:table-column-properties fo:break-before="auto" style:column-width="1.506cm"/>
    </style:style>
    <style:style style:name="co22" style:family="table-column">
      <style:table-column-properties fo:break-before="auto" style:column-width="1.969cm"/>
    </style:style>
    <style:style style:name="co2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5-05-10T23:35:31.361031490</dc:date>
    <dc:creator>Raphael </dc:creator>
    <meta:editing-duration>PT2H43M52S</meta:editing-duration>
    <meta:editing-cycles>21</meta:editing-cycles>
    <meta:document-statistic meta:table-count="32" meta:cell-count="11070" meta:object-count="0"/>
  </office:meta>
</office:document-meta>
</file>